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30.59mm"/>
    </style:style>
    <style:style style:name="co4" style:family="table-column">
      <style:table-column-properties fo:break-before="auto" style:column-width="43.11mm"/>
    </style:style>
    <style:style style:name="co5" style:family="table-column">
      <style:table-column-properties fo:break-before="auto" style:column-width="53.1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8"/>
    <style:style style:name="ce3" style:family="table-cell" style:parent-style-name="Default" style:data-style-name="N108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3_RS232_BOM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6" table:number-columns-repeated="2" table:default-cell-style-name="ce2"/>
        <table:table-column table:style-name="co6" table:number-columns-repeated="1012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OC_REICHELT</text:p>
          </table:table-cell>
          <table:table-cell table:style-name="ce1" office:value-type="string" calcext:value-type="string">
            <text:p>OC_FARNELL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PRICE_SUM</text:p>
          </table:table-cell>
          <table:table-cell table:style-name="ce1"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M09HP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SUB-D</text:p>
          </table:table-cell>
          <table:table-cell office:value-type="string" calcext:value-type="string">
            <text:p>D-SUB ST 09EU</text:p>
          </table:table-cell>
          <table:table-cell/>
          <table:table-cell table:formula="of:=0.4/1.19" office:value-type="currency" office:currency="EUR" office:value="0.336134453781513" calcext:value-type="currency">
            <text:p>0,34 €</text:p>
          </table:table-cell>
          <table:table-cell table:formula="of:=[.I2]*[.A2]" office:value-type="currency" office:currency="EUR" office:value="0.336134453781513" calcext:value-type="currency">
            <text:p>0,34 €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40, C41, C44, C45, C48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X7R-G0805 100N</text:p>
          </table:table-cell>
          <table:table-cell/>
          <table:table-cell table:formula="of:=0.03/1.19" office:value-type="currency" office:currency="EUR" office:value="0.0252100840336134" calcext:value-type="currency">
            <text:p>0,03 €</text:p>
          </table:table-cell>
          <table:table-cell table:formula="of:=[.I3]*[.A3]" office:value-type="currency" office:currency="EUR" office:value="0.126050420168067" calcext:value-type="currency">
            <text:p>0,13 €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LLSERIALD</text:p>
          </table:table-cell>
          <table:table-cell office:value-type="string" calcext:value-type="string">
            <text:p>DAUGHTER-THT</text:p>
          </table:table-cell>
          <table:table-cell office:value-type="string" calcext:value-type="string">
            <text:p>X9</text:p>
          </table:table-cell>
          <table:table-cell/>
          <table:table-cell office:value-type="string" calcext:value-type="string">
            <text:p>SL 2X10W 2,54</text:p>
          </table:table-cell>
          <table:table-cell/>
          <table:table-cell table:formula="of:=0.18/1.19" office:value-type="currency" office:currency="EUR" office:value="0.151260504201681" calcext:value-type="currency">
            <text:p>0,15 €</text:p>
          </table:table-cell>
          <table:table-cell table:formula="of:=[.I4]*[.A4]" office:value-type="currency" office:currency="EUR" office:value="0.151260504201681" calcext:value-type="currency">
            <text:p>0,15 €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X211ECWI</text:p>
          </table:table-cell>
          <table:table-cell office:value-type="string" calcext:value-type="string">
            <text:p>SO28L</text:p>
          </table:table-cell>
          <table:table-cell office:value-type="string" calcext:value-type="string">
            <text:p>IC5</text:p>
          </table:table-cell>
          <table:table-cell office:value-type="string" calcext:value-type="string">
            <text:p>RS232 TRANSCEIVER</text:p>
          </table:table-cell>
          <table:table-cell/>
          <table:table-cell office:value-type="float" office:value="2335479" calcext:value-type="float">
            <text:p>2335479</text:p>
          </table:table-cell>
          <table:table-cell office:value-type="currency" office:currency="EUR" office:value="2.3" calcext:value-type="currency">
            <text:p>2,30 €</text:p>
          </table:table-cell>
          <table:table-cell table:formula="of:=[.I5]*[.A5]" office:value-type="currency" office:currency="EUR" office:value="2.3" calcext:value-type="currency">
            <text:p>2,30 €</text:p>
          </table:table-cell>
          <table:table-cell table:number-columns-repeated="1012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9"/>
          <table:table-cell table:style-name="ce3" table:formula="of:=SUM([.J2:.J5])" office:value-type="currency" office:currency="EUR" office:value="2.91344537815126" calcext:value-type="currency">
            <text:p>2,91 €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2">00.00.0000</text:date>, <text:time style:data-style-name="N2" text:time-value="19:08:53.57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2T19:10:31.352000000</dc:date>
    <meta:editing-duration>PT5M37S</meta:editing-duration>
    <meta:editing-cycles>3</meta:editing-cycles>
    <meta:generator>LibreOffice/5.3.6.1$Windows_x86 LibreOffice_project/686f202eff87ef707079aeb7f485847613344eb7</meta:generator>
    <meta:document-statistic meta:table-count="1" meta:cell-count="45" meta:object-count="0"/>
  </office:meta>
</office:document-meta>
</file>